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6mm"/>
    </style:style>
    <style:style style:name="co2" style:family="table-column">
      <style:table-column-properties fo:break-before="auto" style:column-width="200.15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0.13mm"/>
    </style:style>
    <style:style style:name="co5" style:family="table-column">
      <style:table-column-properties fo:break-before="auto" style:column-width="80.1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rozpočet spolku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Kód</text:p>
          </table:table-cell>
          <table:table-cell table:style-name="ce1" office:value-type="string" calcext:value-type="string">
            <text:p>Příjmy</text:p>
          </table:table-cell>
          <table:table-cell office:value-type="string" calcext:value-type="string">
            <text:p>Kč</text:p>
          </table:table-cell>
          <table:table-cell office:value-type="string" calcext:value-type="string">
            <text:p>procent z celku</text:p>
          </table:table-cell>
          <table:table-cell/>
        </table:table-row>
        <table:table-row table:style-name="ro1">
          <table:table-cell office:value-type="float" office:value="100001000" calcext:value-type="float">
            <text:p>100001000</text:p>
          </table:table-cell>
          <table:table-cell office:value-type="string" calcext:value-type="string">
            <text:p>členské příspěvky</text:p>
          </table:table-cell>
          <table:table-cell office:value-type="float" office:value="857452" calcext:value-type="float">
            <text:p>857452</text:p>
          </table:table-cell>
          <table:table-cell table:formula="of:=ROUND([.C2]/[.C$4]*100)"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float" office:value="100002000" calcext:value-type="float">
            <text:p>100002000</text:p>
          </table:table-cell>
          <table:table-cell office:value-type="string" calcext:value-type="string">
            <text:p>přebytek 2016</text:p>
          </table:table-cell>
          <table:table-cell office:value-type="float" office:value="700000" calcext:value-type="float">
            <text:p>700000</text:p>
          </table:table-cell>
          <table:table-cell table:formula="of:=ROUND([.C3]/[.C$4]*100)" office:value-type="float" office:value="45" calcext:value-type="float">
            <text:p>4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elkem příjmy</text:p>
          </table:table-cell>
          <table:table-cell table:style-name="ce1" table:formula="of:=SUM([.C2:.C3])" office:value-type="float" office:value="1557452" calcext:value-type="float">
            <text:p>1557452</text:p>
          </table:table-cell>
          <table:table-cell table:formula="of:=ROUND([.C4]/[.C$4]*100)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Výdaje</text:p>
          </table:table-cell>
          <table:table-cell table:number-columns-repeated="3"/>
        </table:table-row>
        <table:table-row table:style-name="ro1">
          <table:table-cell office:value-type="float" office:value="200001000" calcext:value-type="float">
            <text:p>200001000</text:p>
          </table:table-cell>
          <table:table-cell office:value-type="string" calcext:value-type="string">
            <text:p>odměny voleným funkcionářům</text:p>
          </table:table-cell>
          <table:table-cell office:value-type="float" office:value="-50000" calcext:value-type="float">
            <text:p>-50000</text:p>
          </table:table-cell>
          <table:table-cell table:formula="of:=ROUND([.C7]/[.C$12]*100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00002000" calcext:value-type="float">
            <text:p>200002000</text:p>
          </table:table-cell>
          <table:table-cell office:value-type="string" calcext:value-type="string">
            <text:p>nákup vybavení</text:p>
          </table:table-cell>
          <table:table-cell office:value-type="float" office:value="0" calcext:value-type="float">
            <text:p>0</text:p>
          </table:table-cell>
          <table:table-cell table:formula="of:=ROUND([.C8]/[.C$12]*100)" office:value-type="float" office:value="-0" calcext:value-type="float">
            <text:p>0</text:p>
          </table:table-cell>
          <table:table-cell/>
        </table:table-row>
        <table:table-row table:style-name="ro1">
          <table:table-cell office:value-type="float" office:value="200003000" calcext:value-type="float">
            <text:p>200003000</text:p>
          </table:table-cell>
          <table:table-cell office:value-type="string" calcext:value-type="string">
            <text:p>provozní výdaje</text:p>
          </table:table-cell>
          <table:table-cell office:value-type="float" office:value="-50000" calcext:value-type="float">
            <text:p>-50000</text:p>
          </table:table-cell>
          <table:table-cell table:formula="of:=ROUND([.C9]/[.C$12]*100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00004000" calcext:value-type="float">
            <text:p>200004000</text:p>
          </table:table-cell>
          <table:table-cell office:value-type="string" calcext:value-type="string">
            <text:p>projekty</text:p>
          </table:table-cell>
          <table:table-cell office:value-type="float" office:value="-1000000" calcext:value-type="float">
            <text:p>-1000000</text:p>
          </table:table-cell>
          <table:table-cell table:formula="of:=ROUND([.C10]/[.C$12]*100)"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float" office:value="200005000" calcext:value-type="float">
            <text:p>200005000</text:p>
          </table:table-cell>
          <table:table-cell office:value-type="string" calcext:value-type="string">
            <text:p>rezerva výboru</text:p>
          </table:table-cell>
          <table:table-cell office:value-type="float" office:value="-100000" calcext:value-type="float">
            <text:p>-100000</text:p>
          </table:table-cell>
          <table:table-cell table:formula="of:=ROUND([.C11]/[.C$12]*100)" office:value-type="float" office:value="8" calcext:value-type="float">
            <text:p>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elkem výdaje</text:p>
          </table:table-cell>
          <table:table-cell table:style-name="ce1" table:formula="of:=SUM([.C7:.C11])" office:value-type="float" office:value="-1200000" calcext:value-type="float">
            <text:p>-1200000</text:p>
          </table:table-cell>
          <table:table-cell table:formula="of:=ROUND([.C12]/[.C$12]*100)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Přebytky</text:p>
          </table:table-cell>
          <table:table-cell table:number-columns-repeated="3"/>
        </table:table-row>
        <table:table-row table:style-name="ro1">
          <table:table-cell office:value-type="float" office:value="300001000" calcext:value-type="float">
            <text:p>300001000</text:p>
          </table:table-cell>
          <table:table-cell office:value-type="string" calcext:value-type="string">
            <text:p>přebytek 2016</text:p>
          </table:table-cell>
          <table:table-cell table:style-name="ce2" table:formula="of:=SUM([.C4];[.C12])" office:value-type="float" office:value="357452" calcext:value-type="float">
            <text:p>35745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elkem přebytky</text:p>
          </table:table-cell>
          <table:table-cell table:style-name="ce1" table:formula="of:=SUM([.C15])" office:value-type="float" office:value="357452" calcext:value-type="float">
            <text:p>357452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Výdaje na projekty</text:p>
          </table:table-cell>
          <table:table-cell office:value-type="string" calcext:value-type="string">
            <text:p>Kč</text:p>
          </table:table-cell>
          <table:table-cell office:value-type="string" calcext:value-type="string">
            <text:p>procent z celku</text:p>
          </table:table-cell>
          <table:table-cell office:value-type="string" calcext:value-type="string">
            <text:p>orientační podíl požadovaný členskou schůzí</text:p>
          </table:table-cell>
        </table:table-row>
        <table:table-row table:style-name="ro1">
          <table:table-cell office:value-type="float" office:value="200004100" calcext:value-type="float">
            <text:p>200004100</text:p>
          </table:table-cell>
          <table:table-cell office:value-type="string" calcext:value-type="string">
            <text:p>rozšíření funkcí registru smluv</text:p>
          </table:table-cell>
          <table:table-cell office:value-type="float" office:value="-600000" calcext:value-type="float">
            <text:p>-600000</text:p>
          </table:table-cell>
          <table:table-cell table:formula="of:=ROUND(['rozpočet spolku'.C19]/['rozpočet spolku'.C$26]*100)" office:value-type="float" office:value="60" calcext:value-type="float">
            <text:p>6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0004200" calcext:value-type="float">
            <text:p>200004200</text:p>
          </table:table-cell>
          <table:table-cell office:value-type="string" calcext:value-type="string">
            <text:p>(mobilní) aplikace pro hlášení závad</text:p>
          </table:table-cell>
          <table:table-cell office:value-type="float" office:value="-40000" calcext:value-type="float">
            <text:p>-40000</text:p>
          </table:table-cell>
          <table:table-cell table:formula="of:=ROUND(['rozpočet spolku'.C20]/['rozpočet spolku'.C$26]*100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0004300" calcext:value-type="float">
            <text:p>200004300</text:p>
          </table:table-cell>
          <table:table-cell office:value-type="string" calcext:value-type="string">
            <text:p>sdílení knowledgebase (zkušenosti, např. zadání veřejné zakázky)</text:p>
          </table:table-cell>
          <table:table-cell office:value-type="float" office:value="-100000" calcext:value-type="float">
            <text:p>-100000</text:p>
          </table:table-cell>
          <table:table-cell table:formula="of:=ROUND(['rozpočet spolku'.C21]/['rozpočet spolku'.C$26]*100)"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00004400" calcext:value-type="float">
            <text:p>200004400</text:p>
          </table:table-cell>
          <table:table-cell office:value-type="string" calcext:value-type="string">
            <text:p>digitalizace procesů (Praha 7)</text:p>
          </table:table-cell>
          <table:table-cell office:value-type="float" office:value="-100000" calcext:value-type="float">
            <text:p>-100000</text:p>
          </table:table-cell>
          <table:table-cell table:formula="of:=ROUND(['rozpočet spolku'.C22]/['rozpočet spolku'.C$26]*100)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0004500" calcext:value-type="float">
            <text:p>200004500</text:p>
          </table:table-cell>
          <table:table-cell office:value-type="string" calcext:value-type="string">
            <text:p>výstavba datového portálu a úložiště dat (CESNET?)</text:p>
          </table:table-cell>
          <table:table-cell office:value-type="float" office:value="-100000" calcext:value-type="float">
            <text:p>-100000</text:p>
          </table:table-cell>
          <table:table-cell table:formula="of:=ROUND(['rozpočet spolku'.C23]/['rozpočet spolku'.C$26]*100)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00004600" calcext:value-type="float">
            <text:p>200004600</text:p>
          </table:table-cell>
          <table:table-cell office:value-type="string" calcext:value-type="string">
            <text:p>prezentace rozpočtových dat</text:p>
          </table:table-cell>
          <table:table-cell office:value-type="float" office:value="-50000" calcext:value-type="float">
            <text:p>-50000</text:p>
          </table:table-cell>
          <table:table-cell table:formula="of:=ROUND(['rozpočet spolku'.C24]/['rozpočet spolku'.C$26]*100)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0004700" calcext:value-type="float">
            <text:p>200004700</text:p>
          </table:table-cell>
          <table:table-cell office:value-type="string" calcext:value-type="string">
            <text:p>elektronická úřední deska (spolupráce s e-desky.cz)</text:p>
          </table:table-cell>
          <table:table-cell office:value-type="float" office:value="-10000" calcext:value-type="float">
            <text:p>-10000</text:p>
          </table:table-cell>
          <table:table-cell table:formula="of:=ROUND(['rozpočet spolku'.C25]/['rozpočet spolku'.C$26]*10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elkem výdaje</text:p>
          </table:table-cell>
          <table:table-cell table:style-name="ce1" table:formula="of:=SUM([.C19:.C25])" office:value-type="float" office:value="-1000000" calcext:value-type="float">
            <text:p>-1000000</text:p>
          </table:table-cell>
          <table:table-cell table:formula="of:=ROUND([.C26]/[.C$26]*100)" office:value-type="float" office:value="100" calcext:value-type="float">
            <text:p>100</text:p>
          </table:table-cell>
          <table:table-cell table:formula="of:=SUM([.E19:.E25])"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1">00.00.0000</text:date>, <text:time style:data-style-name="N2" text:time-value="06:26:57.138514022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el Kolaja</meta:initial-creator>
    <meta:creation-date>2016-08-08T18:40:54.661490676</meta:creation-date>
    <dc:date>2017-03-21T06:28:14.676617073</dc:date>
    <dc:creator>Ladislav Nešněra</dc:creator>
    <meta:editing-duration>PT1H9M50S</meta:editing-duration>
    <meta:editing-cycles>19</meta:editing-cycles>
    <meta:generator>LibreOffice/5.3.0.3$Linux_X86_64 LibreOffice_project/7074905676c47b82bbcfbea1aeefc84afe1c50e1</meta:generator>
    <meta:document-statistic meta:table-count="1" meta:cell-count="88" meta:object-count="0"/>
  </office:meta>
</office:document-meta>
</file>